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d70" officeooo:paragraph-rsid="001f0d70"/>
    </style:style>
    <style:style style:name="P2" style:family="paragraph" style:parent-style-name="Heading_20_2">
      <style:text-properties officeooo:rsid="001f0d70" officeooo:paragraph-rsid="001f0d70"/>
    </style:style>
    <style:style style:name="P3" style:family="paragraph" style:parent-style-name="Text_20_body" style:list-style-name="L1">
      <style:text-properties officeooo:rsid="001f0d70"/>
    </style:style>
    <style:style style:name="P4" style:family="paragraph" style:parent-style-name="Horizontal_20_Line">
      <style:text-properties officeooo:rsid="001f0d70"/>
    </style:style>
    <style:style style:name="P5" style:family="paragraph" style:parent-style-name="Heading_20_2">
      <style:text-properties officeooo:rsid="001f0d70"/>
    </style:style>
    <style:style style:name="P6" style:family="paragraph" style:parent-style-name="Text_20_body" style:list-style-name="L2">
      <style:text-properties officeooo:rsid="001f0d70"/>
    </style:style>
    <style:style style:name="P7" style:family="paragraph" style:parent-style-name="Text_20_body" style:list-style-name="L3">
      <style:text-properties officeooo:rsid="001f0d70"/>
    </style:style>
    <style:style style:name="P8" style:family="paragraph" style:parent-style-name="Heading_20_3">
      <style:text-properties officeooo:rsid="001f0d70"/>
    </style:style>
    <style:style style:name="P9" style:family="paragraph" style:parent-style-name="Text_20_body" style:list-style-name="L4">
      <style:text-properties officeooo:rsid="001f0d70"/>
    </style:style>
    <style:style style:name="P10" style:family="paragraph" style:parent-style-name="Text_20_body" style:list-style-name="L5">
      <style:text-properties officeooo:rsid="001f0d70"/>
    </style:style>
    <style:style style:name="P11" style:family="paragraph" style:parent-style-name="Text_20_body" style:list-style-name="L6">
      <style:text-properties officeooo:rsid="001f0d70"/>
    </style:style>
    <style:style style:name="P12" style:family="paragraph" style:parent-style-name="Text_20_body" style:list-style-name="L7">
      <style:text-properties officeooo:rsid="001f0d70"/>
    </style:style>
    <style:style style:name="P13" style:family="paragraph" style:parent-style-name="Text_20_body" style:list-style-name="L8">
      <style:text-properties officeooo:rsid="001f0d70"/>
    </style:style>
    <style:style style:name="P14" style:family="paragraph" style:parent-style-name="Text_20_body" style:list-style-name="L9">
      <style:text-properties officeooo:rsid="001f0d70"/>
    </style:style>
    <style:style style:name="P15" style:family="paragraph" style:parent-style-name="Text_20_body" style:list-style-name="L10">
      <style:text-properties officeooo:rsid="001f0d70"/>
    </style:style>
    <style:style style:name="P16" style:family="paragraph" style:parent-style-name="Text_20_body" style:list-style-name="L11">
      <style:text-properties officeooo:rsid="001f0d70"/>
    </style:style>
    <style:style style:name="P17" style:family="paragraph" style:parent-style-name="Text_20_body" style:list-style-name="L12">
      <style:text-properties officeooo:rsid="001f0d70"/>
    </style:style>
    <style:style style:name="P18" style:family="paragraph" style:parent-style-name="Text_20_body" style:list-style-name="L13">
      <style:text-properties officeooo:rsid="001f0d70"/>
    </style:style>
    <style:style style:name="P19" style:family="paragraph" style:parent-style-name="Text_20_body" style:list-style-name="L14">
      <style:text-properties officeooo:rsid="001f0d70"/>
    </style:style>
    <style:style style:name="P20" style:family="paragraph" style:parent-style-name="Text_20_body" style:list-style-name="L15">
      <style:text-properties officeooo:rsid="001f0d70"/>
    </style:style>
    <style:style style:name="P21" style:family="paragraph" style:parent-style-name="Text_20_body" style:list-style-name="L16">
      <style:text-properties officeooo:rsid="001f0d70"/>
    </style:style>
    <style:style style:name="P22" style:family="paragraph" style:parent-style-name="Text_20_body" style:list-style-name="L17">
      <style:text-properties officeooo:rsid="001f0d70"/>
    </style:style>
    <style:style style:name="P23" style:family="paragraph" style:parent-style-name="Text_20_body" style:list-style-name="L18">
      <style:text-properties officeooo:rsid="001f0d70"/>
    </style:style>
    <style:style style:name="P24" style:family="paragraph" style:parent-style-name="Text_20_body" style:list-style-name="L19">
      <style:text-properties officeooo:rsid="001f0d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</text:p>
      <text:p text:style-name="P1"/>
      <text:h text:style-name="P2" text:outline-level="2"><text:span text:style-name="Strong_20_Emphasis">1. Database Basics</text:span></text:h>
      <text:list text:style-name="L1">
        <text:list-item>
          <text:p text:style-name="P3">Difference between data, information, and knowledge</text:p>
        </text:list-item>
        <text:list-item>
          <text:p text:style-name="P3">DBMS vs RDBMS vs NoSQL vs NewSQL</text:p>
        </text:list-item>
        <text:list-item>
          <text:p text:style-name="P3">OLTP vs OLAP — architecture differences, workloads</text:p>
        </text:list-item>
        <text:list-item>
          <text:p text:style-name="P3">ACID properties — meaning, real-world violations, trade-offs</text:p>
        </text:list-item>
        <text:list-item>
          <text:p text:style-name="P3">CAP theorem — implications for distributed DBs</text:p>
        </text:list-item>
        <text:list-item>
          <text:p text:style-name="P3">BASE properties — why some systems choose it over ACID</text:p>
        </text:list-item>
        <text:list-item>
          <text:p text:style-name="P3">DBMS architecture (1-tier, 2-tier, 3-tier, n-tier)</text:p>
        </text:list-item>
        <text:list-item>
          <text:p text:style-name="P3">Codd’s 12 rules for relational databases</text:p>
        </text:list-item>
        <text:list-item>
          <text:p text:style-name="P3">Types of databases: relational, document, key-value, graph, columnar, time-series</text:p>
        </text:list-item>
        <text:list-item>
          <text:p text:style-name="P3">Use cases where RDBMS is preferred over NoSQL and vice versa</text:p>
        </text:list-item>
      </text:list>
      <text:p text:style-name="P4"/>
      <text:h text:style-name="P5" text:outline-level="2"><text:span text:style-name="Strong_20_Emphasis">2. Data Models</text:span></text:h>
      <text:list text:style-name="L2">
        <text:list-item>
          <text:p text:style-name="P6">Relational model — concepts, schema, relation instance</text:p>
        </text:list-item>
        <text:list-item>
          <text:p text:style-name="P6">ER model — entities, attributes, relationships, mapping cardinalities</text:p>
        </text:list-item>
        <text:list-item>
          <text:p text:style-name="P6">Strong vs weak entities</text:p>
        </text:list-item>
        <text:list-item>
          <text:p text:style-name="P6">Keys: super key, candidate key, primary key, foreign key, composite key, surrogate key</text:p>
        </text:list-item>
        <text:list-item>
          <text:p text:style-name="P6">Referential integrity — enforcement in SQL and DB engines</text:p>
        </text:list-item>
        <text:list-item>
          <text:p text:style-name="P6">Mapping ER diagrams to relational schema</text:p>
        </text:list-item>
        <text:list-item>
          <text:p text:style-name="P6">Recursive relationships — modeling in ER diagrams</text:p>
        </text:list-item>
      </text:list>
      <text:p text:style-name="P4"/>
      <text:h text:style-name="P5" text:outline-level="2"><text:span text:style-name="Strong_20_Emphasis">3. Relational Algebra &amp; Calculus</text:span></text:h>
      <text:list text:style-name="L3">
        <text:list-item>
          <text:p text:style-name="P7">Relational algebra operators: select, project, join (inner, outer, cross), union, difference, rename</text:p>
        </text:list-item>
        <text:list-item>
          <text:p text:style-name="P7">Natural join vs equi join vs theta join</text:p>
        </text:list-item>
        <text:list-item>
          <text:p text:style-name="P7">Division operation — when it’s used</text:p>
        </text:list-item>
        <text:list-item>
          <text:p text:style-name="P7">Relational calculus: tuple relational calculus vs domain relational calculus</text:p>
        </text:list-item>
        <text:list-item>
          <text:p text:style-name="P7">Mapping SQL queries to relational algebra expressions</text:p>
        </text:list-item>
        <text:list-item>
          <text:p text:style-name="P7"><text:soft-page-break/>Limitations of relational algebra in real-world queries</text:p>
        </text:list-item>
      </text:list>
      <text:p text:style-name="P4"/>
      <text:h text:style-name="P5" text:outline-level="2"><text:span text:style-name="Strong_20_Emphasis">4. SQL (Structured Query Language)</text:span></text:h>
      <text:h text:style-name="P8" text:outline-level="3"><text:span text:style-name="Strong_20_Emphasis">DDL (Data Definition Language)</text:span></text:h>
      <text:list text:style-name="L4">
        <text:list-item>
          <text:p text:style-name="P9">CREATE, ALTER, DROP — examples and pitfalls</text:p>
        </text:list-item>
        <text:list-item>
          <text:p text:style-name="P9">Constraints: NOT NULL, UNIQUE, PRIMARY KEY, FOREIGN KEY, CHECK, DEFAULT</text:p>
        </text:list-item>
        <text:list-item>
          <text:p text:style-name="P9">Index creation — clustered vs non-clustered indexes</text:p>
        </text:list-item>
        <text:list-item>
          <text:p text:style-name="P9">Partitioning — range, list, hash, composite</text:p>
        </text:list-item>
      </text:list>
      <text:h text:style-name="P8" text:outline-level="3"><text:span text:style-name="Strong_20_Emphasis">DML (Data Manipulation Language)</text:span></text:h>
      <text:list text:style-name="L5">
        <text:list-item>
          <text:p text:style-name="P10">INSERT, UPDATE, DELETE — differences in transaction logs</text:p>
        </text:list-item>
        <text:list-item>
          <text:p text:style-name="P10">MERGE statement and use cases</text:p>
        </text:list-item>
      </text:list>
      <text:h text:style-name="P8" text:outline-level="3"><text:span text:style-name="Strong_20_Emphasis">DQL (Data Query Language)</text:span></text:h>
      <text:list text:style-name="L6">
        <text:list-item>
          <text:p text:style-name="P11">SELECT statement basics and advanced filtering</text:p>
        </text:list-item>
        <text:list-item>
          <text:p text:style-name="P11">Aggregate functions — COUNT, SUM, AVG, MIN, MAX</text:p>
        </text:list-item>
        <text:list-item>
          <text:p text:style-name="P11">GROUP BY and HAVING differences</text:p>
        </text:list-item>
        <text:list-item>
          <text:p text:style-name="P11">ORDER BY with multiple columns</text:p>
        </text:list-item>
        <text:list-item>
          <text:p text:style-name="P11">DISTINCT performance implications</text:p>
        </text:list-item>
      </text:list>
      <text:h text:style-name="P8" text:outline-level="3"><text:span text:style-name="Strong_20_Emphasis">Joins</text:span></text:h>
      <text:list text:style-name="L7">
        <text:list-item>
          <text:p text:style-name="P12">Inner join, left join, right join, full outer join</text:p>
        </text:list-item>
        <text:list-item>
          <text:p text:style-name="P12">Cross join vs self join</text:p>
        </text:list-item>
        <text:list-item>
          <text:p text:style-name="P12">Anti-join and semi-join concepts in SQL</text:p>
        </text:list-item>
      </text:list>
      <text:h text:style-name="P8" text:outline-level="3"><text:span text:style-name="Strong_20_Emphasis">Subqueries</text:span></text:h>
      <text:list text:style-name="L8">
        <text:list-item>
          <text:p text:style-name="P13">Scalar, row, table, correlated subqueries — performance differences</text:p>
        </text:list-item>
        <text:list-item>
          <text:p text:style-name="P13">EXISTS vs IN — when one is faster</text:p>
        </text:list-item>
        <text:list-item>
          <text:p text:style-name="P13">Common Table Expressions (CTEs) vs subqueries</text:p>
        </text:list-item>
      </text:list>
      <text:h text:style-name="P8" text:outline-level="3"><text:span text:style-name="Strong_20_Emphasis">Advanced SQL</text:span></text:h>
      <text:list text:style-name="L9">
        <text:list-item>
          <text:p text:style-name="P14">Window functions (ROW_NUMBER, RANK, DENSE_RANK, LAG, LEAD)</text:p>
        </text:list-item>
        <text:list-item>
          <text:p text:style-name="P14"><text:soft-page-break/>PIVOT and UNPIVOT operations</text:p>
        </text:list-item>
        <text:list-item>
          <text:p text:style-name="P14">Recursive CTEs</text:p>
        </text:list-item>
        <text:list-item>
          <text:p text:style-name="P14">WITH clause optimizations</text:p>
        </text:list-item>
        <text:list-item>
          <text:p text:style-name="P14">Materialized views vs normal views</text:p>
        </text:list-item>
        <text:list-item>
          <text:p text:style-name="P14">SQL injection — prevention methods</text:p>
        </text:list-item>
      </text:list>
      <text:p text:style-name="P4"/>
      <text:h text:style-name="P5" text:outline-level="2"><text:span text:style-name="Strong_20_Emphasis">5. Indexing &amp; Performance</text:span></text:h>
      <text:list text:style-name="L10">
        <text:list-item>
          <text:p text:style-name="P15">How indexes work internally (B+ Trees, hash indexes)</text:p>
        </text:list-item>
        <text:list-item>
          <text:p text:style-name="P15">Clustered vs non-clustered index — physical storage differences</text:p>
        </text:list-item>
        <text:list-item>
          <text:p text:style-name="P15">Covering index concept</text:p>
        </text:list-item>
        <text:list-item>
          <text:p text:style-name="P15">Index selectivity — how it impacts performance</text:p>
        </text:list-item>
        <text:list-item>
          <text:p text:style-name="P15">Composite indexes — column order importance</text:p>
        </text:list-item>
        <text:list-item>
          <text:p text:style-name="P15">Index maintenance overhead on writes</text:p>
        </text:list-item>
        <text:list-item>
          <text:p text:style-name="P15">Partial indexes, filtered indexes</text:p>
        </text:list-item>
        <text:list-item>
          <text:p text:style-name="P15">Index-only scans</text:p>
        </text:list-item>
        <text:list-item>
          <text:p text:style-name="P15">Full-text indexing</text:p>
        </text:list-item>
        <text:list-item>
          <text:p text:style-name="P15">Adaptive indexes in modern DBs</text:p>
        </text:list-item>
      </text:list>
      <text:p text:style-name="P4"/>
      <text:h text:style-name="P5" text:outline-level="2"><text:span text:style-name="Strong_20_Emphasis">6. Transactions &amp; Concurrency Control</text:span></text:h>
      <text:list text:style-name="L11">
        <text:list-item>
          <text:p text:style-name="P16">Transaction states (active, partially committed, failed, aborted, committed)</text:p>
        </text:list-item>
        <text:list-item>
          <text:p text:style-name="P16">ACID properties in detail with examples</text:p>
        </text:list-item>
        <text:list-item>
          <text:p text:style-name="P16">Schedules: serial, serializable, conflict-serializable, view-serializable</text:p>
        </text:list-item>
        <text:list-item>
          <text:p text:style-name="P16">Precedence graph — cycle detection for serializability</text:p>
        </text:list-item>
        <text:list-item>
          <text:p text:style-name="P16">Two-phase locking (2PL) — strict, rigorous, conservative</text:p>
        </text:list-item>
        <text:list-item>
          <text:p text:style-name="P16">Deadlock detection &amp; prevention in DBMS</text:p>
        </text:list-item>
        <text:list-item>
          <text:p text:style-name="P16">Wait-die and wound-wait schemes</text:p>
        </text:list-item>
        <text:list-item>
          <text:p text:style-name="P16">Timestamp ordering protocol</text:p>
        </text:list-item>
        <text:list-item>
          <text:p text:style-name="P16">Multiversion concurrency control (MVCC)</text:p>
        </text:list-item>
        <text:list-item>
          <text:p text:style-name="P16">Phantom reads, dirty reads, non-repeatable reads — examples</text:p>
        </text:list-item>
        <text:list-item>
          <text:p text:style-name="P16"><text:soft-page-break/>Isolation levels (READ UNCOMMITTED, READ COMMITTED, REPEATABLE READ, SERIALIZABLE) — trade-offs</text:p>
        </text:list-item>
        <text:list-item>
          <text:p text:style-name="P16">Snapshot isolation — advantages and anomalies</text:p>
        </text:list-item>
      </text:list>
      <text:p text:style-name="P4"/>
      <text:h text:style-name="P5" text:outline-level="2"><text:span text:style-name="Strong_20_Emphasis">7. Recovery &amp; Logging</text:span></text:h>
      <text:list text:style-name="L12">
        <text:list-item>
          <text:p text:style-name="P17">Types of failures: transaction, system, media</text:p>
        </text:list-item>
        <text:list-item>
          <text:p text:style-name="P17">Write-ahead logging (WAL) protocol</text:p>
        </text:list-item>
        <text:list-item>
          <text:p text:style-name="P17">Checkpointing — purpose and implementation</text:p>
        </text:list-item>
        <text:list-item>
          <text:p text:style-name="P17">Deferred update vs immediate update</text:p>
        </text:list-item>
        <text:list-item>
          <text:p text:style-name="P17">Undo/redo logging — ARIES algorithm</text:p>
        </text:list-item>
        <text:list-item>
          <text:p text:style-name="P17">Shadow paging — pros and cons</text:p>
        </text:list-item>
        <text:list-item>
          <text:p text:style-name="P17">Crash recovery process in ARIES</text:p>
        </text:list-item>
      </text:list>
      <text:p text:style-name="P4"/>
      <text:h text:style-name="P5" text:outline-level="2"><text:span text:style-name="Strong_20_Emphasis">8. Normalization &amp; Denormalization</text:span></text:h>
      <text:list text:style-name="L13">
        <text:list-item>
          <text:p text:style-name="P18">1NF, 2NF, 3NF, BCNF — definitions and violations</text:p>
        </text:list-item>
        <text:list-item>
          <text:p text:style-name="P18">4NF, 5NF — multivalued and join dependencies</text:p>
        </text:list-item>
        <text:list-item>
          <text:p text:style-name="P18">Functional dependency — detection and usage</text:p>
        </text:list-item>
        <text:list-item>
          <text:p text:style-name="P18">Partial, transitive, and multivalued dependencies</text:p>
        </text:list-item>
        <text:list-item>
          <text:p text:style-name="P18">Lossless join and dependency preservation tests</text:p>
        </text:list-item>
        <text:list-item>
          <text:p text:style-name="P18">Denormalization — when to do it and risks</text:p>
        </text:list-item>
      </text:list>
      <text:p text:style-name="P4"/>
      <text:h text:style-name="P5" text:outline-level="2"><text:span text:style-name="Strong_20_Emphasis">9. Distributed Databases</text:span></text:h>
      <text:list text:style-name="L14">
        <text:list-item>
          <text:p text:style-name="P19">Homogeneous vs heterogeneous distributed DBs</text:p>
        </text:list-item>
        <text:list-item>
          <text:p text:style-name="P19">Data fragmentation — horizontal, vertical, hybrid</text:p>
        </text:list-item>
        <text:list-item>
          <text:p text:style-name="P19">Replication strategies — synchronous, asynchronous</text:p>
        </text:list-item>
        <text:list-item>
          <text:p text:style-name="P19">Distributed query processing — optimization challenges</text:p>
        </text:list-item>
        <text:list-item>
          <text:p text:style-name="P19">Two-phase commit protocol (2PC)</text:p>
        </text:list-item>
        <text:list-item>
          <text:p text:style-name="P19">Three-phase commit protocol (3PC)</text:p>
        </text:list-item>
        <text:list-item>
          <text:p text:style-name="P19"><text:soft-page-break/>Eventual consistency — examples (Cassandra, DynamoDB)</text:p>
        </text:list-item>
        <text:list-item>
          <text:p text:style-name="P19">Sharding — strategies and rebalancing</text:p>
        </text:list-item>
      </text:list>
      <text:p text:style-name="P4"/>
      <text:h text:style-name="P5" text:outline-level="2"><text:span text:style-name="Strong_20_Emphasis">10. NoSQL Databases</text:span></text:h>
      <text:list text:style-name="L15">
        <text:list-item>
          <text:p text:style-name="P20">Types: document (MongoDB), key-value (Redis), columnar (Cassandra), graph (Neo4j)</text:p>
        </text:list-item>
        <text:list-item>
          <text:p text:style-name="P20">Schema design principles for NoSQL</text:p>
        </text:list-item>
        <text:list-item>
          <text:p text:style-name="P20">Consistency models in NoSQL (strong, eventual, causal)</text:p>
        </text:list-item>
        <text:list-item>
          <text:p text:style-name="P20">Indexing in MongoDB</text:p>
        </text:list-item>
        <text:list-item>
          <text:p text:style-name="P20">Aggregation pipelines in MongoDB</text:p>
        </text:list-item>
        <text:list-item>
          <text:p text:style-name="P20">MapReduce basics</text:p>
        </text:list-item>
        <text:list-item>
          <text:p text:style-name="P20">Querying graph databases (Cypher in Neo4j)</text:p>
        </text:list-item>
      </text:list>
      <text:p text:style-name="P4"/>
      <text:h text:style-name="P5" text:outline-level="2"><text:span text:style-name="Strong_20_Emphasis">11. Database Security</text:span></text:h>
      <text:list text:style-name="L16">
        <text:list-item>
          <text:p text:style-name="P21">Authentication and authorization in DBMS</text:p>
        </text:list-item>
        <text:list-item>
          <text:p text:style-name="P21">Role-based access control (RBAC)</text:p>
        </text:list-item>
        <text:list-item>
          <text:p text:style-name="P21">Row-level security (RLS)</text:p>
        </text:list-item>
        <text:list-item>
          <text:p text:style-name="P21">SQL injection — types and prevention</text:p>
        </text:list-item>
        <text:list-item>
          <text:p text:style-name="P21">Data encryption at rest and in transit</text:p>
        </text:list-item>
        <text:list-item>
          <text:p text:style-name="P21">Auditing database operations</text:p>
        </text:list-item>
      </text:list>
      <text:p text:style-name="P4"/>
      <text:h text:style-name="P5" text:outline-level="2"><text:span text:style-name="Strong_20_Emphasis">12. Big Data &amp; Modern DB Concepts</text:span></text:h>
      <text:list text:style-name="L17">
        <text:list-item>
          <text:p text:style-name="P22">Data lakes vs data warehouses</text:p>
        </text:list-item>
        <text:list-item>
          <text:p text:style-name="P22">Columnar storage and compression (Parquet, ORC)</text:p>
        </text:list-item>
        <text:list-item>
          <text:p text:style-name="P22">Star schema vs snowflake schema</text:p>
        </text:list-item>
        <text:list-item>
          <text:p text:style-name="P22">OLAP cube operations (roll-up, drill-down, slice, dice, pivot)</text:p>
        </text:list-item>
        <text:list-item>
          <text:p text:style-name="P22">NewSQL databases (CockroachDB, TiDB) — architecture overview</text:p>
        </text:list-item>
        <text:list-item>
          <text:p text:style-name="P22">HTAP (Hybrid Transactional/Analytical Processing) systems</text:p>
        </text:list-item>
      </text:list>
      <text:p text:style-name="P4"/>
      <text:h text:style-name="P5" text:outline-level="2"><text:soft-page-break/><text:span text:style-name="Strong_20_Emphasis">13. DBA &amp; Real-World Scenarios</text:span></text:h>
      <text:list text:style-name="L18">
        <text:list-item>
          <text:p text:style-name="P23">Diagnosing slow queries — EXPLAIN / EXPLAIN ANALYZE usage</text:p>
        </text:list-item>
        <text:list-item>
          <text:p text:style-name="P23">Connection pooling — why it matters</text:p>
        </text:list-item>
        <text:list-item>
          <text:p text:style-name="P23">Query optimization techniques (rewrite, indexing, statistics)</text:p>
        </text:list-item>
        <text:list-item>
          <text:p text:style-name="P23">Database partitioning and replication strategies</text:p>
        </text:list-item>
        <text:list-item>
          <text:p text:style-name="P23">Backup &amp; restore strategies (full, incremental, point-in-time recovery)</text:p>
        </text:list-item>
        <text:list-item>
          <text:p text:style-name="P23">High availability setups (master-slave, master-master replication)</text:p>
        </text:list-item>
        <text:list-item>
          <text:p text:style-name="P23">Handling schema migrations with zero downtime</text:p>
        </text:list-item>
        <text:list-item>
          <text:p text:style-name="P23">Detecting and fixing deadlocks in production</text:p>
        </text:list-item>
        <text:list-item>
          <text:p text:style-name="P23">Purging/archive strategies for large datasets</text:p>
        </text:list-item>
      </text:list>
      <text:p text:style-name="P4"/>
      <text:h text:style-name="P5" text:outline-level="2"><text:span text:style-name="Strong_20_Emphasis">14. Coding &amp; Query Challenges</text:span></text:h>
      <text:list text:style-name="L19">
        <text:list-item>
          <text:p text:style-name="P24">Write SQL to find the second highest salary in a table (3 ways)</text:p>
        </text:list-item>
        <text:list-item>
          <text:p text:style-name="P24">Find all departments with more than N employees</text:p>
        </text:list-item>
        <text:list-item>
          <text:p text:style-name="P24">Detect duplicates in a table without using DISTINCT</text:p>
        </text:list-item>
        <text:list-item>
          <text:p text:style-name="P24">Delete duplicate rows keeping only one occurrence</text:p>
        </text:list-item>
        <text:list-item>
          <text:p text:style-name="P24">Query for running total using window functions</text:p>
        </text:list-item>
        <text:list-item>
          <text:p text:style-name="P24">Self-join to find manager-employee relationships</text:p>
        </text:list-item>
        <text:list-item>
          <text:p text:style-name="P24">Query for gaps in a sequence of dates</text:p>
        </text:list-item>
        <text:list-item>
          <text:p text:style-name="P24">Implement pagination in SQL</text:p>
        </text:list-item>
        <text:list-item>
          <text:p text:style-name="P24">Find top N per group</text:p>
        </text:list-item>
        <text:list-item>
          <text:p text:style-name="P24">Design schema for an e-commerce platform with product variants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13:54.590202548</meta:creation-date>
    <dc:date>2025-12-02T16:20:18.744869110</dc:date>
    <meta:editing-duration>PT6M25S</meta:editing-duration>
    <meta:editing-cycles>1</meta:editing-cycles>
    <meta:document-statistic meta:table-count="0" meta:image-count="0" meta:object-count="0" meta:page-count="6" meta:paragraph-count="148" meta:word-count="952" meta:character-count="6357" meta:non-whitespace-character-count="5638"/>
    <meta:generator>LibreOffice/25.8.3.2$Linux_X86_64 LibreOffice_project/580$Build-2</meta:generator>
  </office:meta>
</office:document-meta>
</file>